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eading_20_1">
      <style:text-properties officeooo:rsid="000805be" officeooo:paragraph-rsid="000805be"/>
    </style:style>
    <style:style style:name="P2" style:family="paragraph" style:parent-style-name="Heading_20_2">
      <style:text-properties officeooo:rsid="000805be" officeooo:paragraph-rsid="000805be"/>
    </style:style>
    <style:style style:name="P3" style:family="paragraph" style:parent-style-name="Heading_20_2">
      <style:text-properties officeooo:rsid="000805be" officeooo:paragraph-rsid="00098b36"/>
    </style:style>
    <style:style style:name="P4" style:family="paragraph" style:parent-style-name="Heading_20_2">
      <style:text-properties officeooo:rsid="000805be" officeooo:paragraph-rsid="000b8a27"/>
    </style:style>
    <style:style style:name="P5" style:family="paragraph" style:parent-style-name="Heading_20_2">
      <style:text-properties officeooo:rsid="000805be" officeooo:paragraph-rsid="000d75ab"/>
    </style:style>
    <style:style style:name="P6" style:family="paragraph" style:parent-style-name="Heading_20_2">
      <style:text-properties officeooo:rsid="000805be" officeooo:paragraph-rsid="000fb1cb"/>
    </style:style>
    <style:style style:name="P7" style:family="paragraph" style:parent-style-name="Heading_20_2">
      <style:text-properties officeooo:rsid="000805be" officeooo:paragraph-rsid="00102c9f"/>
    </style:style>
    <style:style style:name="P8" style:family="paragraph" style:parent-style-name="Standard">
      <style:text-properties fo:language="en" fo:country="US"/>
    </style:style>
    <style:style style:name="P9" style:family="paragraph" style:parent-style-name="Subtitle">
      <style:text-properties officeooo:paragraph-rsid="000805be"/>
    </style:style>
    <style:style style:name="P10" style:family="paragraph" style:parent-style-name="Text_20_body">
      <style:text-properties officeooo:rsid="000805be" officeooo:paragraph-rsid="000805be"/>
    </style:style>
    <style:style style:name="P11" style:family="paragraph" style:parent-style-name="Text_20_body">
      <style:paragraph-properties fo:break-before="page"/>
      <style:text-properties officeooo:rsid="000805be" officeooo:paragraph-rsid="000805be"/>
    </style:style>
    <style:style style:name="P12" style:family="paragraph" style:parent-style-name="Text_20_body">
      <style:text-properties fo:language="en" fo:country="US" officeooo:paragraph-rsid="000805be"/>
    </style:style>
    <style:style style:name="P13" style:family="paragraph" style:parent-style-name="Text_20_body">
      <style:paragraph-properties fo:text-align="justify" style:justify-single-word="false"/>
      <style:text-properties fo:language="en" fo:country="US" officeooo:paragraph-rsid="000805be"/>
    </style:style>
    <style:style style:name="P14" style:family="paragraph" style:parent-style-name="Text_20_body">
      <style:paragraph-properties fo:text-align="justify" style:justify-single-word="false"/>
      <style:text-properties fo:language="en" fo:country="US" officeooo:paragraph-rsid="000b8a27"/>
    </style:style>
    <style:style style:name="P15" style:family="paragraph" style:parent-style-name="Text_20_body">
      <style:paragraph-properties fo:text-align="justify" style:justify-single-word="false"/>
      <style:text-properties fo:language="en" fo:country="US" officeooo:paragraph-rsid="000fb1cb"/>
    </style:style>
    <style:style style:name="P16" style:family="paragraph" style:parent-style-name="Text_20_body">
      <style:paragraph-properties fo:text-align="justify" style:justify-single-word="false"/>
      <style:text-properties fo:language="en" fo:country="US" officeooo:paragraph-rsid="0020f5f3"/>
    </style:style>
    <style:style style:name="P17" style:family="paragraph" style:parent-style-name="Text_20_body">
      <style:paragraph-properties fo:text-align="justify" style:justify-single-word="false"/>
      <style:text-properties fo:language="en" fo:country="US" officeooo:paragraph-rsid="0025ecf7"/>
    </style:style>
    <style:style style:name="P18" style:family="paragraph" style:parent-style-name="Text_20_body">
      <style:paragraph-properties fo:text-align="justify" style:justify-single-word="false"/>
      <style:text-properties fo:language="en" fo:country="US" officeooo:paragraph-rsid="002611d2"/>
    </style:style>
    <style:style style:name="P19" style:family="paragraph" style:parent-style-name="Text_20_body">
      <style:text-properties fo:language="en" fo:country="US" officeooo:paragraph-rsid="00098b36"/>
    </style:style>
    <style:style style:name="P20" style:family="paragraph" style:parent-style-name="Text_20_body">
      <style:text-properties fo:language="en" fo:country="US" officeooo:paragraph-rsid="000d75ab"/>
    </style:style>
    <style:style style:name="P21" style:family="paragraph" style:parent-style-name="Text_20_body">
      <style:text-properties fo:language="en" fo:country="US" officeooo:paragraph-rsid="000fb1cb"/>
    </style:style>
    <style:style style:name="P22" style:family="paragraph" style:parent-style-name="Text_20_body">
      <style:text-properties fo:language="en" fo:country="US" officeooo:paragraph-rsid="00102c9f"/>
    </style:style>
    <style:style style:name="P23" style:family="paragraph" style:parent-style-name="Text_20_body">
      <style:text-properties fo:language="en" fo:country="US" officeooo:rsid="0019bef9" officeooo:paragraph-rsid="0019bef9"/>
    </style:style>
    <style:style style:name="P24" style:family="paragraph" style:parent-style-name="Text_20_body">
      <style:text-properties fo:language="en" fo:country="US" officeooo:rsid="0020f5f3" officeooo:paragraph-rsid="0020f5f3"/>
    </style:style>
    <style:style style:name="P25" style:family="paragraph" style:parent-style-name="Text_20_body">
      <style:text-properties fo:language="en" fo:country="US" officeooo:rsid="0025ecf7" officeooo:paragraph-rsid="0025ecf7"/>
    </style:style>
    <style:style style:name="P26" style:family="paragraph" style:parent-style-name="Text_20_body">
      <style:text-properties fo:language="en" fo:country="US" officeooo:rsid="002611d2" officeooo:paragraph-rsid="002611d2"/>
    </style:style>
    <style:style style:name="P27" style:family="paragraph" style:parent-style-name="Text_20_body">
      <style:text-properties officeooo:paragraph-rsid="00098b36"/>
    </style:style>
    <style:style style:name="P28" style:family="paragraph" style:parent-style-name="Text_20_body">
      <style:text-properties officeooo:paragraph-rsid="000d75ab"/>
    </style:style>
    <style:style style:name="P29" style:family="paragraph" style:parent-style-name="Text_20_body">
      <style:text-properties officeooo:paragraph-rsid="000fb1cb"/>
    </style:style>
    <style:style style:name="P30" style:family="paragraph" style:parent-style-name="Text_20_body">
      <style:text-properties officeooo:rsid="0014bc35" officeooo:paragraph-rsid="0014bc35"/>
    </style:style>
    <style:style style:name="P31" style:family="paragraph" style:parent-style-name="Text_20_body">
      <style:text-properties officeooo:rsid="0016a87a" officeooo:paragraph-rsid="0016a87a"/>
    </style:style>
    <style:style style:name="P32" style:family="paragraph" style:parent-style-name="Text_20_body">
      <style:text-properties officeooo:rsid="0016d106" officeooo:paragraph-rsid="0016d106"/>
    </style:style>
    <style:style style:name="P33" style:family="paragraph" style:parent-style-name="Text_20_body">
      <style:text-properties officeooo:rsid="00189951" officeooo:paragraph-rsid="00189951"/>
    </style:style>
    <style:style style:name="P34" style:family="paragraph" style:parent-style-name="Text_20_body">
      <style:text-properties officeooo:rsid="00199985" officeooo:paragraph-rsid="00199985"/>
    </style:style>
    <style:style style:name="P35" style:family="paragraph" style:parent-style-name="Text_20_body">
      <style:text-properties officeooo:rsid="001d2087" officeooo:paragraph-rsid="001d2087"/>
    </style:style>
    <style:style style:name="P36" style:family="paragraph" style:parent-style-name="Text_20_body">
      <style:text-properties officeooo:rsid="001d4b61" officeooo:paragraph-rsid="001d4b61"/>
    </style:style>
    <style:style style:name="P37" style:family="paragraph" style:parent-style-name="Text_20_body">
      <style:text-properties officeooo:rsid="001d6476" officeooo:paragraph-rsid="001d6476"/>
    </style:style>
    <style:style style:name="P38" style:family="paragraph" style:parent-style-name="Text_20_body">
      <style:text-properties officeooo:rsid="0020f5f3" officeooo:paragraph-rsid="0020f5f3"/>
    </style:style>
    <style:style style:name="P39" style:family="paragraph" style:parent-style-name="Text_20_body">
      <style:text-properties officeooo:rsid="0025c9aa" officeooo:paragraph-rsid="0025c9aa"/>
    </style:style>
    <style:style style:name="P40" style:family="paragraph" style:parent-style-name="Text_20_body">
      <style:text-properties officeooo:rsid="00269e4e" officeooo:paragraph-rsid="00269e4e"/>
    </style:style>
    <style:style style:name="P41" style:family="paragraph" style:parent-style-name="Text_20_body">
      <style:text-properties officeooo:rsid="002a4c7b" officeooo:paragraph-rsid="002a4c7b"/>
    </style:style>
    <style:style style:name="T1" style:family="text">
      <style:text-properties officeooo:rsid="000805be"/>
    </style:style>
    <style:style style:name="T2" style:family="text">
      <style:text-properties officeooo:rsid="00098b36"/>
    </style:style>
    <style:style style:name="T3" style:family="text">
      <style:text-properties officeooo:rsid="000b8a27"/>
    </style:style>
    <style:style style:name="T4" style:family="text">
      <style:text-properties officeooo:rsid="000d75ab"/>
    </style:style>
    <style:style style:name="T5" style:family="text">
      <style:text-properties officeooo:rsid="000fb1cb"/>
    </style:style>
    <style:style style:name="T6" style:family="text">
      <style:text-properties officeooo:rsid="00102c9f"/>
    </style:style>
    <style:style style:name="T7" style:family="text">
      <style:text-properties officeooo:rsid="0020f5f3"/>
    </style:style>
    <style:style style:name="T8" style:family="text">
      <style:text-properties fo:font-style="italic" style:font-style-asian="italic" style:font-style-complex="italic"/>
    </style:style>
    <style:style style:name="T9" style:family="text">
      <style:text-properties officeooo:rsid="00233ed9"/>
    </style:style>
    <style:style style:name="T10" style:family="text">
      <style:text-properties officeooo:rsid="0023c0f4"/>
    </style:style>
    <style:style style:name="T11" style:family="text">
      <style:text-properties officeooo:rsid="0025ecf7"/>
    </style:style>
    <style:style style:name="T12" style:family="text">
      <style:text-properties officeooo:rsid="002611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omments for “T</text:span>raining artificial neural networks using a global optimization method that utilizes neural networks”</text:p>
      <text:h text:style-name="P1" text:outline-level="1">Reviewer 1 </text:h>
      <text:h text:style-name="P2" text:outline-level="2">1. Comment </text:h>
      <text:p text:style-name="P12">Minor revision in language </text:p>
      <text:h text:style-name="P2" text:outline-level="2">Response</text:h>
      <text:p text:style-name="P41">The paper has been corrected using the freely available tools of Ispell and GrammarCheck.</text:p>
      <text:p text:style-name="P10"/>
      <text:p text:style-name="P11"/>
      <text:h text:style-name="P1" text:outline-level="1">Reviewer 3</text:h>
      <text:h text:style-name="P2" text:outline-level="2">1. Comment </text:h>
      <text:p text:style-name="P13">The sentence beginning on Line 52 needs some attention.</text:p>
      <text:h text:style-name="P2" text:outline-level="2">Response </text:h>
      <text:p text:style-name="P39">Corrected.</text:p>
      <text:h text:style-name="P2" text:outline-level="2"><text:span text:style-name="T10">2</text:span>. Comment </text:h>
      <text:p text:style-name="P13">Sentence beginning on Line 114 – I’m not entirely convinced by this argument. It seems to me that it would be perfectly possible to use an RBF network with fewer weights than N(x,w) as a basis for training N(x,w). There are many examples in the literature of relatively simple RBF networks yielding good approximations for complex functions involving multiple parameters. In your current algorithm, the number of weights in NN(x,w) is the same as the number of weights in N(x,w). A simpler NN(x,w) would be able to train N(x,w) more quickly. Perhaps this doesn’t matter, however, since the focus of your paper is on error minimization rather than training speed.</text:p>
      <text:h text:style-name="P2" text:outline-level="2">Response </text:h>
      <text:p text:style-name="P25">The following phrase has been added in the revised manuscript:</text:p>
      <text:p text:style-name="P17"><text:span text:style-name="T11">“</text:span><text:span text:style-name="T8">Of course, in some cases of small artificial neural networks an RBF neural network could be used as the traing model in the globaloptimization method NeuralMinimizer. However, when the artificial neural network is used to approach large and complex problems (something extremely common) then a relatively underpowered RBF neural network should be used. In those cases the RBF network will not be able to be an efficient approximation of the artificial neural network, which is of course the original aim of the NeuralMinimizer method.</text:span><text:span text:style-name="T11">”</text:span></text:p>
      <text:h text:style-name="P2" text:outline-level="2"><text:span text:style-name="T10">3</text:span>. Comment </text:h>
      <text:p text:style-name="P12">Line 149 – “NN(w, x)” should probably be “NN(x, w)”.</text:p>
      <text:h text:style-name="P3" text:outline-level="2">Response </text:h>
      <text:p text:style-name="P30">Corrected.</text:p>
      <text:h text:style-name="P3" text:outline-level="2"><text:span text:style-name="T10">4</text:span><text:span text:style-name="T2">.Comment </text:span></text:h>
      <text:p text:style-name="P19">Line 156 – “N(wi, x)” should probably be “N(x, wi)”.</text:p>
      <text:p text:style-name="P27"><text:soft-page-break/></text:p>
      <text:h text:style-name="P3" text:outline-level="2"><text:span text:style-name="T2">Response </text:span></text:h>
      <text:p text:style-name="P31">Corrected.</text:p>
      <text:h text:style-name="P3" text:outline-level="2"><text:span text:style-name="T10">5</text:span><text:span text:style-name="T2">. Comment </text:span></text:h>
      <text:p text:style-name="P19">Line 160 – “NN(w, x)” should probably be “NN(x, w)”.</text:p>
      <text:h text:style-name="P3" text:outline-level="2"><text:span text:style-name="T2">Response </text:span></text:h>
      <text:p text:style-name="P32">Corrected.</text:p>
      <text:h text:style-name="P4" text:outline-level="2"><text:span text:style-name="T10">6</text:span><text:span text:style-name="T2">. Comment</text:span></text:h>
      <text:p text:style-name="P8">Line 166 – “N(w*, x)” should probably be “N(x, w*)”. </text:p>
      <text:h text:style-name="P4" text:outline-level="2"><text:span text:style-name="T2">Response </text:span></text:h>
      <text:p text:style-name="P33">Corrected.</text:p>
      <text:h text:style-name="P4" text:outline-level="2"><text:span text:style-name="T10">7</text:span><text:span text:style-name="T3">. Comment </text:span></text:h>
      <text:p text:style-name="P14">Figure 2 is very helpful. Note that the “i” in the “Train N(wi,x) with LBFGS...” box should be subscripted. Also, “N(wi,x)” in this box should probably be “N(x, wi)”.</text:p>
      <text:h text:style-name="P4" text:outline-level="2"><text:span text:style-name="T3">Response </text:span></text:h>
      <text:p text:style-name="P37">Corrected.</text:p>
      <text:h text:style-name="P4" text:outline-level="2"><text:span text:style-name="T10">8</text:span><text:span text:style-name="T3">. Comment </text:span></text:h>
      <text:p text:style-name="P14">“N(w*, x”) in the “Apply N(w*, x) on test set and terminate” box in Figure 2 should probably be “N(x, w*)”.</text:p>
      <text:h text:style-name="P4" text:outline-level="2"><text:span text:style-name="T3">Response </text:span></text:h>
      <text:p text:style-name="P37">Corrected.</text:p>
      <text:h text:style-name="P4" text:outline-level="2"><text:span text:style-name="T10">9</text:span><text:span text:style-name="T3">. Comment </text:span></text:h>
      <text:p text:style-name="P14">Line 173 – you may want to use a word like “effectiveness” rather than “efficiency” here. The word “efficiency” suggests that something is being accomplished quickly, which is not true of your algorithm (as noted in the abstract).</text:p>
      <text:h text:style-name="P5" text:outline-level="2"><text:soft-page-break/><text:span text:style-name="T3">Response </text:span></text:h>
      <text:p text:style-name="P36">Corrected.</text:p>
      <text:h text:style-name="P5" text:outline-level="2"><text:span text:style-name="T4">1</text:span><text:span text:style-name="T10">0</text:span><text:span text:style-name="T4">. Comment </text:span></text:h>
      <text:p text:style-name="P20">Line 186 – “Appendictis” is misspelled.</text:p>
      <text:h text:style-name="P5" text:outline-level="2"><text:span text:style-name="T4">Response </text:span></text:h>
      <text:p text:style-name="P34">Corrected.</text:p>
      <text:h text:style-name="P5" text:outline-level="2"><text:span text:style-name="T4">1</text:span><text:span text:style-name="T10">1</text:span><text:span text:style-name="T4">. Comment </text:span></text:h>
      <text:p text:style-name="P20">Line 240 – You may want to specify that the “approaches” are optimization methods.</text:p>
      <text:p text:style-name="P28"/>
      <text:h text:style-name="P6" text:outline-level="2"><text:span text:style-name="T4">Response </text:span></text:h>
      <text:p text:style-name="P40">Changed.</text:p>
      <text:h text:style-name="P6" text:outline-level="2"><text:span text:style-name="T5">1</text:span><text:span text:style-name="T10">2</text:span><text:span text:style-name="T5">. Comment </text:span></text:h>
      <text:p text:style-name="P21">Lines 267 and 269 – “figure” should be capitalized.</text:p>
      <text:h text:style-name="P6" text:outline-level="2"><text:span text:style-name="T5">Response </text:span></text:h>
      <text:p text:style-name="P35">Corrected</text:p>
      <text:h text:style-name="P6" text:outline-level="2"><text:span text:style-name="T5">1</text:span><text:span text:style-name="T10">3</text:span><text:span text:style-name="T5">. Comment <text:s/></text:span></text:h>
      <text:p text:style-name="P15">Reporting the overall average error for each optimization method in Table 4 doesn’t really make sense because the outcome variables in the various regression datasets do not use the same scale. I would therefore suggest removing the last row in the table.</text:p>
      <text:p text:style-name="P29"/>
      <text:h text:style-name="P6" text:outline-level="2"><text:span text:style-name="T5">Response </text:span></text:h>
      <text:p text:style-name="P23">The last line has been removed in the revised text.</text:p>
      <text:h text:style-name="P6" text:outline-level="2"><text:span text:style-name="T5">1</text:span><text:span text:style-name="T10">4</text:span><text:span text:style-name="T5">. Comment </text:span></text:h>
      <text:p text:style-name="P21">Figures 3 and 4 – in addition to “***”, I would also suggest that you define the meaning of “**” and “****”.</text:p>
      <text:h text:style-name="P6" text:outline-level="2"><text:soft-page-break/><text:span text:style-name="T5">Response </text:span></text:h>
      <text:p text:style-name="P24">We have modified the captions to the following: </text:p>
      <text:p text:style-name="P16"><text:span text:style-name="T7">1)</text:span><text:span text:style-name="T8">Scatter plot representation and the two-sample paired (Wilcoxon) signed rank test results of the comparison for each of the five (5) classification methods (GENETIC, RBF, ADAM, RPROP, NEAT) with the PROPOSED method regarding the classification error in twenty-six (26) different public available classification datasets. The stars only intend to flag significance levels for three of the most used groups. A p-value of less than 0.05 is flagged with one star (*) . A p-value of less than 0.01 is flagged with two stars (**). A p-value of less than 0.001 is flagged with three stars (***).</text:span></text:p>
      <text:p text:style-name="P38"/>
      <text:p text:style-name="P16"><text:span text:style-name="T7">2) </text:span><text:span text:style-name="T8">Scatter plot representation and the two-sample paired (Wilcoxon) signed rank test of the comparison for each of the five (5) regression methods (GENETIC, RBF, ADAM, RPROP, NEAT) with the PROPOSED method regarding the regression error in sixteen (16) different publicly available classification datasets. The stars only intend to flag significance levels for three of the most used groups. A p-value of less than 0.05 is flagged with one star (*) . A p-value of less than 0.01 is flagged with two stars (**). A p-value of less than 0.001 is flagged with three stars (***). The notation "ns" denotes "not significant".</text:span></text:p>
      <text:p text:style-name="P38"/>
      <text:h text:style-name="P6" text:outline-level="2"><text:span text:style-name="T5">1</text:span><text:span text:style-name="T10">5</text:span><text:span text:style-name="T5">. Comment </text:span></text:h>
      <text:p text:style-name="P21">Figures 3 and 4 – are the reported p-values for one-sided or two-sided Wilcoxon signed-rank tests?</text:p>
      <text:h text:style-name="P7" text:outline-level="2"><text:span text:style-name="T5">Response </text:span></text:h>
      <text:p text:style-name="P24">They are two – side<text:span text:style-name="T9">d</text:span> <text:s/>Wilcoxon signed-rank tests.</text:p>
      <text:h text:style-name="P7" text:outline-level="2"><text:span text:style-name="T6">1</text:span><text:span text:style-name="T10">6</text:span><text:span text:style-name="T6">. Comment </text:span></text:h>
      <text:p text:style-name="P22">Lines 297 to 300 – The way that this sentence is written implies that the proposed method outperforms all of the other optimization methods that you considered, which is not true (it did not outperform RBF on average). I would suggest being a bit more precise with your claims in this section.</text:p>
      <text:h text:style-name="P7" text:outline-level="2"><text:span text:style-name="T6">Response </text:span></text:h>
      <text:p text:style-name="P26">The following phrase has been added in the conclusions section:</text:p>
      <text:p text:style-name="P18"><text:span text:style-name="T12">“</text:span><text:span text:style-name="T8">The proposed method outperforms the other methods and models in the majority of cases. For example, in the classification datasets, the proposed method outperforms the genetic algorithm in 22 datasets, the RBF model in 21 datasets, the ADAM optimizer in 23 cases, the RPROP optimizer in 22 cases and finally the NEAT method in 25 datasets.</text:span><text:span text:style-name="T12">”</text:span></text:p>
      <text:h text:style-name="P7" text:outline-level="2"><text:soft-page-break/><text:span text:style-name="T6">1</text:span><text:span text:style-name="T10">7</text:span><text:span text:style-name="T6">. Comment </text:span></text:h>
      <text:p text:style-name="P22">The quality of the writing is reasonably good. I have identified a few language-related issues in my comments to the authors that should be addressed.</text:p>
      <text:h text:style-name="P7" text:outline-level="2"><text:span text:style-name="T6">Response</text:span></text:h>
      <text:p text:style-name="P41">The paper has been corrected using the freely available tools of Ispell and GrammarChe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2T10:02:10.058023632</meta:creation-date>
    <dc:date>2023-07-12T14:42:27.091700242</dc:date>
    <meta:editing-duration>PT4H39M57S</meta:editing-duration>
    <meta:editing-cycles>39</meta:editing-cycles>
    <meta:generator>LibreOffice/7.4.5.1$Linux_X86_64 LibreOffice_project/40$Build-1</meta:generator>
    <meta:document-statistic meta:table-count="0" meta:image-count="0" meta:object-count="0" meta:page-count="6" meta:paragraph-count="79" meta:word-count="919" meta:character-count="5677" meta:non-whitespace-character-count="4785"/>
  </office:meta>
</office:document-meta>
</file>